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648cm" fo:min-width="1.521cm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546cm" fo:min-width="2.194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648cm" fo:min-width="1.521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81d41a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-color="#ff40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1.27cm" svg:x="1.635cm" svg:y="2.27cm">
          <text:p text:style-name="P1"><text:span text:style-name="T1">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2.54cm" svg:x="5.445cm" svg:y="1.635cm">
          <text:p text:style-name="P3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857cm" svg:height="1.27cm" svg:x="23.86cm" svg:y="18.145cm">
          <text:p text:style-name="P1"><text:span text:style-name="T1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492cm" svg:y1="2.905cm" svg:x2="5.445cm" svg:y2="2.905cm">
          <text:p/>
        </draw:line>
        <draw:custom-shape draw:style-name="gr2" draw:text-style-name="P4" draw:layer="layout" svg:width="3.81cm" svg:height="2.54cm" svg:x="15.605cm" svg:y="3.857cm">
          <text:p text:style-name="P3">At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2.54cm" svg:x="7.985cm" svg:y="9.572cm">
          <text:p text:style-name="P3">Fl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2.54cm" svg:x="19.097cm" svg:y="17.51cm">
          <text:p text:style-name="P3">D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2.907cm" svg:y1="18.78cm" svg:x2="23.86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5T17:33:26.105000000</dc:date>
    <meta:editing-duration>PT2M36S</meta:editing-duration>
    <meta:editing-cycles>4</meta:editing-cycles>
    <meta:generator>LibreOffice/7.2.5.2$Windows_X86_64 LibreOffice_project/499f9727c189e6ef3471021d6132d4c694f357e5</meta:generator>
    <meta:document-statistic meta:object-count="8"/>
  </office:meta>
</office:document-meta>
</file>